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4.882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9016in"/>
    </style:style>
    <style:style style:name="co12" style:family="table-column">
      <style:table-column-properties fo:break-before="auto" style:column-width="4.732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366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4146in"/>
    </style:style>
    <style:style style:name="co17" style:family="table-column">
      <style:table-column-properties fo:break-before="auto" style:column-width="1.3091in"/>
    </style:style>
    <style:style style:name="co18" style:family="table-column">
      <style:table-column-properties fo:break-before="auto" style:column-width="0.8299in"/>
    </style:style>
    <style:style style:name="co19" style:family="table-column">
      <style:table-column-properties fo:break-before="auto" style:column-width="5.018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1.3445in"/>
    </style:style>
    <style:style style:name="co27" style:family="table-column">
      <style:table-column-properties fo:break-before="auto" style:column-width="5.0827in"/>
    </style:style>
    <style:style style:name="co28" style:family="table-column">
      <style:table-column-properties fo:break-before="auto" style:column-width="0.8445in"/>
    </style:style>
    <style:style style:name="co29" style:family="table-column">
      <style:table-column-properties fo:break-before="auto" style:column-width="0.9161in"/>
    </style:style>
    <style:style style:name="co30" style:family="table-column">
      <style:table-column-properties fo:break-before="auto" style:column-width="1.602in"/>
    </style:style>
    <style:style style:name="co31" style:family="table-column">
      <style:table-column-properties fo:break-before="auto" style:column-width="0.5299in"/>
    </style:style>
    <style:style style:name="co32" style:family="table-column">
      <style:table-column-properties fo:break-before="auto" style:column-width="0.5335in"/>
    </style:style>
    <style:style style:name="co33" style:family="table-column">
      <style:table-column-properties fo:break-before="auto" style:column-width="4.9827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3465a4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table:style-name="ce5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MAXHP +52 ATK +17 DEF +9 Assault +10% Iron Stance +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% downgrade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ulk Cali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Momentu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5"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1"/>
        </table:table-row>
      </table:table>
      <table:table table:name="Progressive Heads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Explorer's Ca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ef's B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 office:value-type="string" calcext:value-type="string">
            <text:p>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it'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glar'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ner'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lectrician'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ragon'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Are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cruit'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</table:table>
      <table:table table:name="Progressive Torsos" table:style-name="ta1">
        <table:table-column table:style-name="co2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You can only get 1 ma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</table:table>
      <table:table table:name="Progressive Legs" table:style-name="ta1">
        <table:table-column table:style-name="co20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13" table:number-columns-repeated="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laystyle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Obtained Via</text:p>
          </table:table-cell>
          <table:table-cell table:style-name="ce2" office:value-type="string" calcext:value-type="string">
            <text:p>Also Obtained Via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ub Trait</text:p>
          </table:table-cell>
          <table:table-cell table:style-name="ce2" office:value-type="string" calcext:value-type="string">
            <text:p>Base Count</text:p>
          </table:table-cell>
          <table:table-cell table:style-name="ce2" office:value-type="string" calcext:value-type="string">
            <text:p>Is Renewable</text:p>
          </table:table-cell>
          <table:table-cell table:style-name="ce2" office:value-type="string" calcext:value-type="string">
            <text:p>Is Ingredient</text:p>
          </table:table-cell>
          <table:table-cell table:style-name="ce2"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Excluded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M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s'.A1:'Progressive Heads'.M47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Progressive Torsos'.A1:'Progressive Torsos'.R45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Progressive Legs'.A1:'Progressive Legs'.M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5:59:28.858122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30T16:02:24.097843019</dc:date>
    <meta:editing-duration>PT15H6M</meta:editing-duration>
    <meta:editing-cycles>439</meta:editing-cycles>
    <meta:generator>LibreOffice/24.2.5.2$Linux_X86_64 LibreOffice_project/420$Build-2</meta:generator>
    <meta:document-statistic meta:table-count="4" meta:cell-count="1971" meta:object-count="0"/>
  </office:meta>
</office:document-meta>
</file>